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1fe86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paragraph-rsid="0022c527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fe86b" officeooo:paragraph-rsid="001fe86b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paragraph-rsid="001fe86b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paragraph-rsid="0022c527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b6267" officeooo:paragraph-rsid="002ddc04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d5b3c" officeooo:paragraph-rsid="002d5b3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1b62" officeooo:paragraph-rsid="001f1b62" fo:background-color="#ffff00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fo:background-color="#ff333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28fbc3"/>
    </style:style>
    <style:style style:name="P25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fo:background-color="#ffff00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fo:background-color="#ff3333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e86b"/>
    </style:style>
    <style:style style:name="T3" style:family="text">
      <style:text-properties officeooo:rsid="0022c527"/>
    </style:style>
    <style:style style:name="T4" style:family="text">
      <style:text-properties fo:font-size="12pt" style:text-underline-style="none" fo:font-weight="normal" officeooo:rsid="0025d0cf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anhes Étienne</text:p>
      <text:p text:style-name="P10">Giret Maël</text:p>
      <text:p text:style-name="P10">P2021</text:p>
      <text:p text:style-name="P10"/>
      <text:p text:style-name="P1">Architecture du projet MIPS</text:p>
      <text:p text:style-name="P1"/>
      <text:p text:style-name="P2"/>
      <text:p text:style-name="P4"><text:tab/>Pour faire notre émulateur, nous allons séparer notre programme en plusieurs modules. </text:p>
      <text:p text:style-name="P4"><text:tab/>Les processeurs MIPS font, comme de nombreux autres processeurs, des opérations sur la mémoire et sur les registres de notre ordinateur. C'est pourquoi on a décidé de créer un module <text:span text:style-name="T1">registre</text:span> permettant de simuler les registres de notre ordinateur et un module <text:span text:style-name="T1">mémoire </text:span><text:s/>permettant de simuler la mémoire de notre ordinateur.</text:p>
      <text:p text:style-name="P4"><text:tab/>Nous allons aussi créer un module <text:span text:style-name="T1">interface</text:span> pour gérer la communication entre le client, les registres, la mémoire, et la sortie sur console. Ce serait donc un module qui apparaît à plusieurs niveaux et fait le lien entre le module <text:span text:style-name="T1">registre</text:span> et <text:span text:style-name="T1">mémoire</text:span>.</text:p>
      <text:p text:style-name="P4"><text:tab/>Enfin, pour pouvoir stocker les différentes instructions possibles et les gérer, nous avons décidé de faire un module <text:span text:style-name="T1">bibliotheque</text:span>.</text:p>
      <text:p text:style-name="P4"/>
      <text:p text:style-name="P4"><text:tab/>Ces modules seront sans doutes amenés à changer pour répondre à des exigences auxquelles nous n'auront pas pensé en écrivant ces lignes.</text:p>
      <text:p text:style-name="P4"/>
      <text:p text:style-name="P4"/>
      <text:p text:style-name="P3">Le module registre :</text:p>
      <text:p text:style-name="P3"/>
      <text:p text:style-name="P25">Structure :</text:p>
      <text:p text:style-name="P19">Création d'une structure R<text:span text:style-name="T1">egistre</text:span> qui contiendra :</text:p>
      <text:list xml:id="list685048360050395724" text:style-name="L1">
        <text:list-item>
          <text:p text:style-name="P21">Le numéro de registre</text:p>
        </text:list-item>
        <text:list-item>
          <text:p text:style-name="P21">La valeur du registre</text:p>
        </text:list-item>
      </text:list>
      <text:p text:style-name="P19"/>
      <text:p text:style-name="P22">Tous les registres seront contenus dans un tableau.</text:p>
      <text:p text:style-name="P5"/>
      <text:p text:style-name="P7">Fonctions :</text:p>
      <text:list xml:id="list8728732439332464805" text:style-name="L2">
        <text:list-item>
          <text:p text:style-name="P20">Une fonction qui prend en paramètre le numéro d'un registre et retourne sa valeur.</text:p>
        </text:list-item>
        <text:list-item>
          <text:p text:style-name="P20">Une fonction qui prend en paramètres le numéro d'un registre et une valeur et qui écrit cette valeur dans le registre correspondant.</text:p>
        </text:list-item>
        <text:list-item>
          <text:p text:style-name="P12">Une fonction qui prend en paramètre l'instruction qui vient d'être exécutée et qui modifie le program counter en fonction de cette instruction.</text:p>
        </text:list-item>
        <text:list-item>
          <text:p text:style-name="P18">Une fonction qui affiche la valeur des différentes cases mémoire.</text:p>
        </text:list-item>
      </text:list>
      <text:p text:style-name="P5"/>
      <text:p text:style-name="P5"/>
      <text:p text:style-name="P26">Le module mémoire :</text:p>
      <text:p text:style-name="P26"/>
      <text:p text:style-name="P7">Structure :</text:p>
      <text:p text:style-name="P9">Une liste contenant chaque case mémoire :</text:p>
      <text:list xml:id="list142742238800667" text:continue-list="list685048360050395724" text:style-name="L1">
        <text:list-item>
          <text:p text:style-name="P11">L’<text:span text:style-name="T2">adresse de la case mémoire suivante</text:span></text:p>
        </text:list-item>
        <text:list-item>
          <text:p text:style-name="P11">La valeur d<text:span text:style-name="T2">e la case mémoire actuelle</text:span></text:p>
        </text:list-item>
      </text:list>
      <text:p text:style-name="P6"/>
      <text:p text:style-name="P6"><text:soft-page-break/></text:p>
      <text:p text:style-name="P8">Fonctions :</text:p>
      <text:list xml:id="list142741017813941" text:continue-list="list8728732439332464805" text:style-name="L2">
        <text:list-item>
          <text:p text:style-name="P13">Une fonction qui prend en paramètre l’<text:span text:style-name="T3">adresse mémoire</text:span> et retourne sa valeur.</text:p>
        </text:list-item>
        <text:list-item>
          <text:p text:style-name="P13">Une fonction qui prend en paramètres l’<text:span text:style-name="T3">adresse mémoire</text:span> et une valeur et qui écrit cette valeur dans l<text:span text:style-name="T3">a case</text:span> correspondant<text:span text:style-name="T3">e</text:span>.</text:p>
        </text:list-item>
        <text:list-item>
          <text:p text:style-name="P17">Une fonction qui affiche la valeur des différentes case mémoire.</text:p>
        </text:list-item>
      </text:list>
      <text:p text:style-name="P5"/>
      <text:p text:style-name="P3">Le module interface:</text:p>
      <text:p text:style-name="P7">Fonctions :</text:p>
      <text:list xml:id="list6330390383794007900" text:style-name="L3">
        <text:list-item>
          <text:p text:style-name="P14">Une fonction qui lit les instructions contenues dans un fichier</text:p>
        </text:list-item>
        <text:list-item>
          <text:p text:style-name="P14">Une fonction qui gère le mode pas à pas et lit les instructions directement entrées par l'utilisateur</text:p>
        </text:list-item>
        <text:list-item>
          <text:p text:style-name="P23">Une fonction qui affiche la valeur des différents registres et de la mémoire dans la console à chaque instruction</text:p>
        </text:list-item>
        <text:list-item>
          <text:p text:style-name="P14">Une fonction qui affiche la dernière instruction exécutée dans la console</text:p>
        </text:list-item>
        <text:list-item>
          <text:p text:style-name="P14">Une fonction qui gère le client (écrit : Appuyez sur XXX pour continuer, Fin du programme, etc.)</text:p>
        </text:list-item>
      </text:list>
      <text:p text:style-name="P5"/>
      <text:p text:style-name="P3">Le module bibliotheque:</text:p>
      <text:p text:style-name="P7">Structure :</text:p>
      <text:p text:style-name="P5">Une structure <text:span text:style-name="T1">Instruction </text:span>qui contiendra :</text:p>
      <text:list xml:id="list7452521242684613716" text:style-name="L4">
        <text:list-item>
          <text:p text:style-name="P15">Le nom de l'instruction</text:p>
        </text:list-item>
        <text:list-item>
          <text:p text:style-name="P15">Un tableau contenant 3 valeurs (int) contenant les paramètres de l'instruction (il ne sera pas rempli si l'instruction nécessite moins de 3 paramètres.</text:p>
          <text:p text:style-name="P15"/>
        </text:list-item>
      </text:list>
      <text:p text:style-name="P7">Fonctions :</text:p>
      <text:list xml:id="list8315393039338919580" text:style-name="L5">
        <text:list-item>
          <text:p text:style-name="P16">Une fonction qui prendra en entrée une instruction lue par le module interface (dans un fichier ou en mode pas à pas peut importe vu qu'interface gère tout) et qui parse cette instruction pour créer une variable de type 'Instruction'.</text:p>
        </text:list-item>
        <text:list-item>
          <text:p text:style-name="P16">Une fonction qui gère <text:s/>ce que chaque instruction doit faire aux registres et à la mémoire. Elle permettra d'appeler les fonctions contenues dans les autres modules pour modifier les registres et la mémoire.</text:p>
        </text:list-item>
      </text:list>
      <text:p text:style-name="P5"/>
      <text:p text:style-name="P5"/>
      <text:p text:style-name="P5"/>
      <text:p text:style-name="P24"><text:span text:style-name="T4">On aura peut-être besoin d’un autre module définissant une pile pour pouvoir stocker des informations temporaire</text:span>r la boîte ci-dessous pour sélectionner des fichiers depuis votre ordinateur (vous pouvez utiliser CTRL + click pour sélectionner plusieurs fichiers à la fois), ou cliquez-déplacez des fichiers depuis votre bureau directement sur la boîte ci-dessous. Le système s'occupera <text:span text:style-name="T4">s permettants le bon déroulement du program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07:36:31.95</meta:creation-date>
    <dc:date>2018-12-14T14:27:40.331891865</dc:date>
    <meta:editing-duration>PT1H24M23S</meta:editing-duration>
    <meta:editing-cycles>23</meta:editing-cycles>
    <meta:generator>LibreOffice/5.2.7.2$Linux_X86_64 LibreOffice_project/20m0$Build-2</meta:generator>
    <meta:document-statistic meta:table-count="0" meta:image-count="0" meta:object-count="0" meta:page-count="2" meta:paragraph-count="46" meta:word-count="599" meta:character-count="3645" meta:non-whitespace-character-count="3104"/>
  </office:meta>
</office:document-meta>
</file>